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5-09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5-05-0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4-10-2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4-09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4-05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3-10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3-09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3-05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2-09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2-05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1-09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1-05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0-09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20-05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9-09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9-05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8-10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8-09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8-05-1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7-09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7-06-0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6-09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6-05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5-09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5-05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4-08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4-06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4-04-0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4-02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11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08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06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05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03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3-01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2-1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2-09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2-07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2-05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2-03-0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1-10-0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1-08-1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1-06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1-04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0-08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0-05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10-04-0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9-08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9-03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8-11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8-07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8-04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7-08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7-03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6-08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6-04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5-07-14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5-04-0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4-08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4-04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3-11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3-08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8-11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3-10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8-12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4-11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3-11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838074590501</text:p>
          </table:table-cell>
          <table:table-cell office:value-type="string" calcext:value-type="string">
            <text:p>050274-- Campbell 1 Obs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50" meta:object-count="0"/>
    <meta:user-defined meta:name="AppVersion">3.0</meta:user-defined>
  </office:meta>
</office:document-meta>
</file>